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c677" officeooo:paragraph-rsid="0001c677"/>
    </style:style>
    <style:style style:name="P2" style:family="paragraph" style:parent-style-name="Standard">
      <style:text-properties officeooo:paragraph-rsid="00039518"/>
    </style:style>
    <style:style style:name="P3" style:family="paragraph" style:parent-style-name="Standard">
      <style:text-properties officeooo:rsid="0004fba9" officeooo:paragraph-rsid="0004fba9"/>
    </style:style>
    <style:style style:name="P4" style:family="paragraph" style:parent-style-name="Standard">
      <style:text-properties officeooo:rsid="00062fcb" officeooo:paragraph-rsid="00062fcb"/>
    </style:style>
    <style:style style:name="P5" style:family="paragraph" style:parent-style-name="Standard">
      <style:text-properties officeooo:rsid="0007b392" officeooo:paragraph-rsid="0007b392"/>
    </style:style>
    <style:style style:name="P6" style:family="paragraph" style:parent-style-name="Standard">
      <style:text-properties officeooo:rsid="0007b392" officeooo:paragraph-rsid="000a5ccd"/>
    </style:style>
    <style:style style:name="P7" style:family="paragraph" style:parent-style-name="Standard">
      <style:text-properties officeooo:rsid="0007b392" officeooo:paragraph-rsid="000f8384"/>
    </style:style>
    <style:style style:name="P8" style:family="paragraph" style:parent-style-name="Standard">
      <style:text-properties officeooo:rsid="000d235b" officeooo:paragraph-rsid="000d235b"/>
    </style:style>
    <style:style style:name="P9" style:family="paragraph" style:parent-style-name="Standard">
      <style:text-properties officeooo:rsid="00039518" officeooo:paragraph-rsid="00039518"/>
    </style:style>
    <style:style style:name="P10" style:family="paragraph" style:parent-style-name="Standard">
      <style:text-properties officeooo:rsid="00100401" officeooo:paragraph-rsid="00100401"/>
    </style:style>
    <style:style style:name="T1" style:family="text">
      <style:text-properties officeooo:rsid="00062fcb"/>
    </style:style>
    <style:style style:name="T2" style:family="text">
      <style:text-properties officeooo:rsid="00076fda"/>
    </style:style>
    <style:style style:name="T3" style:family="text">
      <style:text-properties officeooo:rsid="00097184"/>
    </style:style>
    <style:style style:name="T4" style:family="text">
      <style:text-properties officeooo:rsid="000994c5"/>
    </style:style>
    <style:style style:name="T5" style:family="text">
      <style:text-properties officeooo:rsid="000a5ccd"/>
    </style:style>
    <style:style style:name="T6" style:family="text">
      <style:text-properties officeooo:rsid="000b662b"/>
    </style:style>
    <style:style style:name="T7" style:family="text">
      <style:text-properties officeooo:rsid="000f8384"/>
    </style:style>
    <style:style style:name="T8" style:family="text">
      <style:text-properties officeooo:rsid="00104f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ão da Linguagem GO utilizada: go1.8.linux-amd64</text:p>
      <text:p text:style-name="P8">uname -a : Linux linux-6ixi 4.4.27-2-default #1 SMP Thu Nov 3 14:59:54 UTC 2016 (5c21e7c) x86_64 x86_64 GNU/LINUx</text:p>
      <text:p text:style-name="P4">openSuse Leap 42.2.20170221.d5eb5e0</text:p>
      <text:p text:style-name="P1"/>
      <text:p text:style-name="P9">1 - Foi feita a execução de um programa do GO com objetivo de verificar quantos núcleos o servidor disponibilizaria</text:p>
      <text:p text:style-name="P2"/>
      <text:p text:style-name="P3">fmt.Println("O numero de processadores disponíveis foi: ", runtime.NumCPU())</text:p>
      <text:p text:style-name="P3"/>
      <text:p text:style-name="P3"><text:s/>&lt;&lt;&lt; O numero de processadores disponíveis foi: <text:span text:style-name="T2">4</text:span></text:p>
      <text:p text:style-name="P3"/>
      <text:p text:style-name="P3">2 – Foi realizada a compilação <text:span text:style-name="T1">na máquina</text:span> <text:span text:style-name="T7">teste </text:span>das duas versões do ProgramaTeste, com execução sequencial e paralela</text:p>
      <text:p text:style-name="P3"/>
      <text:p text:style-name="P5">3 – Foram realizado as execuções dos testes, <text:span text:style-name="T6">todos os scritps de testes foram executados 60 segundos depois de realização do login</text:span></text:p>
      <text:p text:style-name="P3"/>
      <text:p text:style-name="P3"/>
      <text:p text:style-name="P7">-resultadoSequencial123 <text:s text:c="5"/><text:tab/> <text:tab/><text:tab/><text:span text:style-name="T7">Entrada: cidades123.bs</text:span> <text:span text:style-name="T4">100 1000 0.1</text:span></text:p>
      <text:p text:style-name="P7">-resultadoSequencial<text:span text:style-name="T3">246 <text:s text:c="5"/><text:tab/><text:tab/><text:tab/>Entrada: cidades256.bs 100 1000 0.1</text:span></text:p>
      <text:p text:style-name="P7">-<text:span text:style-name="T4">resultadoSequencial246-2x<text:tab/><text:tab/><text:tab/>Entrada: cidades256.bs 200 2000 0.1</text:span></text:p>
      <text:p text:style-name="P6"/>
      <text:p text:style-name="P6"/>
      <text:p text:style-name="P7">-<text:span text:style-name="T5">resultadoParalelo123 100 1000 0.1<text:tab/><text:tab/></text:span> <text:span text:style-name="T7">Entrada: cidades123.bs</text:span> <text:span text:style-name="T4">100 1000 0.1</text:span></text:p>
      <text:p text:style-name="P7">-<text:span text:style-name="T5">resultadoParalelo246 100 1000 0.1<text:tab/><text:tab/></text:span> <text:span text:style-name="T7">Entrada: cidades256.bs</text:span> <text:span text:style-name="T4">100 1000 0.1</text:span></text:p>
      <text:p text:style-name="P7">-<text:span text:style-name="T5">resultadoParalelo246-x 200 2000 0.1<text:tab/></text:span> <text:span text:style-name="T7">Entrada: cidades256.bs</text:span> <text:span text:style-name="T7">200 2000 0.1</text:span></text:p>
      <text:p text:style-name="P7"/>
      <text:p text:style-name="P7"/>
      <text:p text:style-name="P7"/>
      <text:p text:style-name="P10">Endereço GITHUB <text:span text:style-name="T8">para disponíbilização</text:span>: </text:p>
      <text:p text:style-name="P10">https://github.com/luizalexandrew/GO-Sequencial-E-Paralelo-AG-CaixeiroViaja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5:38:55.492597236</meta:creation-date>
    <dc:date>2017-03-09T22:08:43.896135757</dc:date>
    <meta:editing-duration>PT13M18S</meta:editing-duration>
    <meta:editing-cycles>5</meta:editing-cycles>
    <meta:generator>LibreOffice/5.2.2.2$Linux_X86_64 LibreOffice_project/20m0$Build-2</meta:generator>
    <meta:document-statistic meta:table-count="0" meta:image-count="0" meta:object-count="0" meta:page-count="1" meta:paragraph-count="16" meta:word-count="152" meta:character-count="1219" meta:non-whitespace-character-count="1055"/>
  </office:meta>
</office:document-meta>
</file>